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ddb2" officeooo:paragraph-rsid="001edd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test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2T10:55:18.579465246</meta:creation-date>
    <dc:date>2014-07-02T10:55:57.042204260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4" meta:non-whitespace-character-count="12"/>
    <meta:generator>LibreOffice/4.2.4.2$Linux_X86_64 LibreOffice_project/420m0$Build-2</meta:generator>
  </office:meta>
</office:document-meta>
</file>